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officeooo:rsid="001bb765" officeooo:paragraph-rsid="001bb765"/>
    </style:style>
    <style:style style:name="P2" style:family="paragraph" style:parent-style-name="Text_20_body">
      <style:text-properties officeooo:paragraph-rsid="001bb765"/>
    </style:style>
    <style:style style:name="P3" style:family="paragraph" style:parent-style-name="Header">
      <style:text-properties fo:color="#625c5c" loext:opacity="100%" officeooo:rsid="001fe9de" officeooo:paragraph-rsid="001fe9de"/>
    </style:style>
    <style:style style:name="P4" style:family="paragraph" style:parent-style-name="Text_20_body">
      <style:text-properties officeooo:rsid="001bb765" officeooo:paragraph-rsid="001bb765"/>
    </style:style>
    <style:style style:name="P5" style:family="paragraph" style:parent-style-name="Text_20_body">
      <style:text-properties officeooo:rsid="001d10df" officeooo:paragraph-rsid="001d10df"/>
    </style:style>
    <style:style style:name="P6" style:family="paragraph" style:parent-style-name="Text_20_body">
      <style:text-properties fo:font-weight="bold" officeooo:paragraph-rsid="001bb765" style:font-weight-asian="bold" style:font-weight-complex="bold"/>
    </style:style>
    <style:style style:name="P7" style:family="paragraph" style:parent-style-name="Text_20_body">
      <style:text-properties fo:font-weight="bold" officeooo:rsid="001fe93a" officeooo:paragraph-rsid="001fe93a" style:font-weight-asian="bold" style:font-weight-complex="bold"/>
    </style:style>
    <style:style style:name="P8" style:family="paragraph" style:parent-style-name="Text_20_body">
      <style:text-properties fo:font-weight="bold" officeooo:rsid="001fe93a" officeooo:paragraph-rsid="001fe9de" style:font-weight-asian="bold" style:font-weight-complex="bold"/>
    </style:style>
    <style:style style:name="P9" style:family="paragraph" style:parent-style-name="Text_20_body">
      <style:text-properties fo:font-weight="normal" officeooo:rsid="001da95d" officeooo:paragraph-rsid="001da95d" style:font-weight-asian="normal" style:font-weight-complex="normal"/>
    </style:style>
    <style:style style:name="P10" style:family="paragraph" style:parent-style-name="Text_20_body">
      <style:text-properties officeooo:paragraph-rsid="001da95d"/>
    </style:style>
    <style:style style:name="P11" style:family="paragraph" style:parent-style-name="Text_20_body">
      <style:text-properties officeooo:rsid="001fe93a" officeooo:paragraph-rsid="001fe9de"/>
    </style:style>
    <style:style style:name="T1" style:family="text">
      <style:text-properties officeooo:rsid="001da95d"/>
    </style:style>
    <style:style style:name="T2" style:family="text">
      <style:text-properties fo:font-weight="bold" style:font-weight-asian="bold" style:font-weight-complex="bold"/>
    </style:style>
    <style:style style:name="T3" style:family="text">
      <style:text-properties officeooo:rsid="001ee69d"/>
    </style:style>
    <style:style style:name="T4" style:family="text">
      <style:text-properties fo:font-weight="normal" style:font-weight-asian="normal" style:font-weight-complex="normal"/>
    </style:style>
    <style:style style:name="T5" style:family="text">
      <style:text-properties fo:font-weight="normal" officeooo:rsid="001da95d" style:font-weight-asian="normal" style:font-weight-complex="normal"/>
    </style:style>
    <style:style style:name="T6" style:family="text">
      <style:text-properties fo:font-weight="normal" officeooo:rsid="001ee69d" style:font-weight-asian="normal" style:font-weight-complex="normal"/>
    </style:style>
    <style:style style:name="T7" style:family="text">
      <style:text-properties fo:font-weight="normal" officeooo:rsid="001fe9de"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4230 Home Exam 1 Design Document</text:p>
      <text:p text:style-name="P4"><text:span text:style-name="T2">A discussion of how MIP is different than IPv4, and how its performance compares to IPv4 (one to two paragraphs).</text:span> </text:p>
      <text:p text:style-name="P5">The most prominent difference difference between MIP and IPv4 is the smaller address range. This makes it simpler to address using the MIP address directly, like we do with the ping client in the example. This means that we don’t have to implement any form for DNS or aliasing the addresses, which is a slight performance boost on IP. <text:span text:style-name="T3">A consequence of</text:span> the smaller address range is that there are <text:span text:style-name="T3">only</text:span> 256 unique addresses given an 8 bit range. This is suitable for what is equivalent to a small LAN for IPv4, but is obviously insufficient for any larger networks.</text:p>
      <text:p text:style-name="P5">In addition MIP is simpler, containing no version numbers among other header fields, as well as only supporting two upper layer protocols, and at most supporting 2^3 protocols in the future without changing the specification. <text:span text:style-name="T1">With the aforementioned simplicity there are also several performance benefits </text:span><text:span text:style-name="T3">and</text:span><text:span text:style-name="T1"> there is less overhead with a </text:span><text:span text:style-name="T3">small </text:span><text:span text:style-name="T1">MIP packet than with a </text:span><text:span text:style-name="T3">small</text:span><text:span text:style-name="T1"> IPv4 packet. Even though there is less overhead for small amounts of data, the smaller </text:span><text:span text:style-name="T3">is less </text:span><text:span text:style-name="T1">significant </text:span><text:span text:style-name="T3">for large amounts of data, as the maximum length of a MIP packet is shorter than for IPv4</text:span><text:span text:style-name="T1">. The max length of an IPv4 package is 2^16 bytes, while the maximum size of an MIP package is 2^9 4 byte words, meaning 2^11 bytes. The header size of IPv4 is 20 bytes and the header size of a MIP packet is 4 bytes, so for a maximum length IPv4 package, 0.03 % of the package will consist of the header, while for a maximum length MIP package, 0.2 % of the package will be the header.</text:span></text:p>
      <text:p text:style-name="P6">Discuss why we need to handle the MIP-ARP protocol as a special case. Discuss alternative design choices that would allow for a cleaner implementation (two to three paragraphs).</text:p>
      <text:p text:style-name="P9">We need to handle MIP-ARP as a special case because the routing on the link layer uses MAC ad<text:span text:style-name="T3">d</text:span>resses, which are completely separate from our own MIP ad<text:span text:style-name="T3">d</text:span>resses. There is no way for us to know which MIP address links to which MAC ad<text:span text:style-name="T3">d</text:span>resses when sending messages <text:span text:style-name="T3">without performing some kind of mapping.</text:span> </text:p>
      <text:p text:style-name="P10"><text:span text:style-name="T5">With such a small address space as there is in MIP, you could include mapping of MAC adresses with MIP adresses in the initial network setup. For example as a part of DHCP or a similar setup-protocol, each MIP daemon in the network could be informed about other daemons and their Mac addresses. Since there is a maximum of 255 MIP addresses, even if we are using every single MIP address, it will not lead to an overly large cache for MIP addresses. This way the daemon would not have to handle ARP when talking to nodes, and could trust that it could just forward messages directly. Since the nodes need to enter the destination MIP addresses into ping SDUs it would also be theoretically possible to broadcast every single message, relying on the daemon to check the SDU to see the intended recipient of the package, but this would quickly cause unecessary load link-layer devices other than the MIP daemons, as there could be far more of these than the 255 possible MIP daemons. It would also be possible to for example set up something akin to a DNS server, querying it for the mac address matching a given MIP, and keeping that temporarily in your </text:span><text:soft-page-break/><text:span text:style-name="T5">local cache for efficiencies sake. Each MIP daemon would then be responsible for entering its own MIP address into this server when entering the network. </text:span><text:span text:style-name="T6">The simplest alternative to the current solution would likely be to move from traditional ARP to gratuitous ARP, where each MIP daemon would send out a broadcast when joining the network, allowing others to map its MAC and MIP address. Since the MIP daemon already inserts received ARP requests into its cache, they would not have to send any requests to this new server.</text:span></text:p>
      <text:p text:style-name="P6">A flow chart summarizing the flow of execution on both the client and server side.</text:p>
      <text:p text:style-name="P2"/>
      <text:p text:style-name="P7">Known limitations</text:p>
      <text:p text:style-name="P8"><text:span text:style-name="T4">I believe I have made a satisfactory solution to the home exam, but there are still some limitations with my current implementation that I would like to discuss. First of all, the implementation needs everything to happen in order and through blocking calls. For example when the ping_client sends a message for the first time, the MIP daemon needs to send an ARP request, read the response, send the ping packet and read the response, with each time it is receiving or sending data being a blocking call, as it needs to keep track of the client where it should return the final data when it is received back. This causes the branches in the MIP daemon main event loop to be very specific for what the expected flow is, and cause the whole program to be vulnerable to for example the destination server crashing and not being able to receive data. </text:span></text:p>
      <text:p text:style-name="P11"><text:span text:style-name="T4">For code re-usability and readability it would be better to cache the destination ping_client, and matching it when receiving ping data on the raw socket, this would allow the program to have more common code between talking to the ping_server and the ping_client. This would also make it easier to transition to non-blocking calls, which would make the whole program more responsive, especially when it comes to possible timeouts. For example when testing with the evaluation script I discovered that the RTT of the final invocation is affected by the previous ping_client trying to reach an unreachable server, as the final invocation has to wait for the previous ARP request to time out before the MIP daemon can handle the data it has written. Adding a ``time.sleep(1)`` </text:span><text:span text:style-name="T7">in the Python script </text:span><text:span text:style-name="T4">between node A trying to ping node C, and the final command of node A pinging node B for the second time fixes this, and shows the true RT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25c5c" loext:opacity="100%" officeooo:rsid="001fe9de" officeooo:paragraph-rsid="001fe9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didate number: 1235566754345264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17:14:29.356649231</meta:creation-date>
    <dc:date>2024-10-14T01:29:37.150920779</dc:date>
    <meta:editing-duration>PT5H23M6S</meta:editing-duration>
    <meta:editing-cycles>6</meta:editing-cycles>
    <meta:generator>LibreOffice/7.4.7.2$Linux_X86_64 LibreOffice_project/40$Build-2</meta:generator>
    <meta:document-statistic meta:table-count="0" meta:image-count="0" meta:object-count="0" meta:page-count="2" meta:paragraph-count="12" meta:word-count="1008" meta:character-count="5740" meta:non-whitespace-character-count="4741"/>
  </office:meta>
</office:document-meta>
</file>